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T1" style:family="text">
      <style:text-properties officeooo:rsid="001c39fa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2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0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9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3.3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5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4.071cm" fo:min-width="16.95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Lien menu</text:span></text:p>
      <text:p text:style-name="Standard"/>
      <text:p text:style-name="Standard"><draw:custom-shape text:anchor-type="paragraph" draw:z-index="0" draw:name="Forme 1" draw:style-name="gr9" svg:width="16.955cm" svg:height="4.072cm" svg:x="0.268cm" svg:y="0.27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frame text:anchor-type="paragraph" draw:z-index="1" draw:name="Cadre de texte 1" draw:style-name="gr8" draw:text-style-name="P1" svg:width="6.229cm" svg:height="2.437cm" svg:x="5.193cm" svg:y="0.108cm"><draw:text-box><text:p>ECONOMIE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" draw:name="Cadre de texte 2" draw:style-name="gr7" draw:text-style-name="P1" svg:width="10.034cm" svg:height="1.548cm" svg:x="3.545cm" svg:y="0.145cm"><draw:text-box><text:p>Analyse des depense et revenus</text:p></draw:text-box></draw:frame></text:p>
      <text:p text:style-name="Standard"/>
      <text:p text:style-name="Standard"/>
      <text:p text:style-name="Standard"><draw:frame text:anchor-type="paragraph" draw:z-index="3" draw:name="Cadre de texte 3" draw:style-name="gr6" draw:text-style-name="P1" svg:width="4.356cm" svg:height="3.4cm" svg:x="11.421cm" svg:y="0.231cm"><draw:text-box><text:p>Les premier investisement</text:p></draw:text-box></draw:frame></text:p>
      <text:p text:style-name="Standard"><draw:frame text:anchor-type="paragraph" draw:z-index="4" draw:name="Cadre de texte 4" draw:style-name="gr5" draw:text-style-name="P1" svg:width="5.476cm" svg:height="2.301cm" svg:x="1.753cm" svg:y="0.314cm"><draw:text-box><text:p>Image premiere transaction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" draw:name="Cadre de texte 5" draw:style-name="gr4" draw:text-style-name="P1" svg:width="12.944cm" svg:height="1.915cm" svg:x="4.482cm" svg:y="0.383cm"><draw:text-box><text:p>Evolution des couts et profils sur les années</text:p></draw:text-box></draw:fram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6" draw:name="Cadre de texte 6" draw:style-name="gr3" draw:text-style-name="P1" svg:width="5.822cm" svg:height="3.013cm" svg:x="0.43cm" svg:y="0.289cm"><draw:text-box><text:p>Analyse financiere actuelle</text:p></draw:text-box></draw:frame><draw:frame text:anchor-type="paragraph" draw:z-index="7" draw:name="Cadre de texte 7" draw:style-name="gr2" draw:text-style-name="P1" svg:width="7.023cm" svg:height="1.264cm" svg:x="10.058cm" svg:y="0.432cm"><draw:text-box><text:p>Ima resulta actuels</text:p></draw:text-box></draw:frame></text:p>
      <text:p text:style-name="Standard"/>
      <text:p text:style-name="Standard"/>
      <text:p text:style-name="Standard"><draw:frame text:anchor-type="paragraph" draw:z-index="8" draw:name="Cadre de texte 8" draw:style-name="gr1" draw:text-style-name="P1" svg:width="14.817cm" svg:height="0.976cm" svg:x="2.425cm" svg:y="3.549cm"><draw:text-box><text:p>footer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3:44:10.419688330</meta:creation-date>
    <dc:date>2024-09-19T16:13:45.554701405</dc:date>
    <meta:editing-duration>PT2H29M35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1" meta:word-count="2" meta:character-count="13" meta:non-whitespace-character-count="8"/>
  </office:meta>
</office:document-meta>
</file>